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wiss" style:font-pitch="variable"/>
    <style:font-face style:name="Bahnschrift" svg:font-family="Bahnschrift" style:font-family-generic="swiss" style:font-pitch="variable"/>
    <style:font-face style:name="Bell MT" svg:font-family="'Bell MT'" style:font-family-generic="roman" style:font-pitch="variable"/>
    <style:font-face style:name="BlackChancery" svg:font-family="BlackChancery" style:font-pitch="variable"/>
    <style:font-face style:name="Cambria" svg:font-family="Cambria" style:font-family-generic="roman" style:font-pitch="variable"/>
    <style:font-face style:name="Caveat" svg:font-family="Caveat" style:font-adornments="Bold" style:font-pitch="variable"/>
    <style:font-face style:name="Century" svg:font-family="Century" style:font-family-generic="roman" style:font-pitch="variable"/>
    <style:font-face style:name="Century Schoolbook" svg:font-family="'Century Schoolbook'" style:font-family-generic="roman" style:font-pitch="variable"/>
    <style:font-face style:name="Comic Sans MS" svg:font-family="'Comic Sans MS'" style:font-family-generic="script" style:font-pitch="variable"/>
    <style:font-face style:name="Courier New" svg:font-family="'Courier New'" style:font-adornments="Gras" style:font-family-generic="modern" style:font-pitch="fixed"/>
    <style:font-face style:name="Dosis ExtraBold" svg:font-family="'Dosis ExtraBold'" style:font-pitch="variable"/>
    <style:font-face style:name="EarMasterJazz" svg:font-family="EarMasterJazz" style:font-pitch="variable" style:font-charset="x-symbol"/>
    <style:font-face style:name="Frank Ruehl CLM" svg:font-family="'Frank Ruehl CLM'" style:font-adornments="Bold" style:font-pitch="variable"/>
    <style:font-face style:name="Gabriela" svg:font-family="Gabriela" style:font-pitch="variable"/>
    <style:font-face style:name="Garamond" svg:font-family="Garamond" style:font-adornments="Gras" style:font-family-generic="roman" style:font-pitch="variable"/>
    <style:font-face style:name="Georgia" svg:font-family="Georgia" style:font-adornments="Gras" style:font-family-generic="roman" style:font-pitch="variable"/>
    <style:font-face style:name="Gill Sans MT" svg:font-family="'Gill Sans MT'" style:font-adornments="Gras" style:font-family-generic="swiss" style:font-pitch="variable"/>
    <style:font-face style:name="Haettenschweiler" svg:font-family="Haettenschweiler" style:font-family-generic="swiss" style:font-pitch="variable"/>
    <style:font-face style:name="Inter" svg:font-family="Inter" style:font-adornments="Bold" style:font-family-generic="swiss" style:font-pitch="variable"/>
    <style:font-face style:name="Javanese Text" svg:font-family="'Javanese Text'" style:font-pitch="variable"/>
    <style:font-face style:name="Lato" svg:font-family="Lato"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gneto" svg:font-family="Magneto" style:font-adornments="Gras" style:font-family-generic="decorative"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achlieli CLM" svg:font-family="'Nachlieli CLM'" style:font-family-generic="modern" style:font-pitch="variable"/>
    <style:font-face style:name="Open Sans" svg:font-family="'Open Sans'" style:font-family-generic="swiss" style:font-pitch="variable"/>
    <style:font-face style:name="Poor Richard" svg:font-family="'Poor Richard'" style:font-family-generic="roman" style:font-pitch="variable"/>
    <style:font-face style:name="Quicksand" svg:font-family="Quicksand" style:font-adornments="Bold" style:font-pitch="variable"/>
    <style:font-face style:name="Raleway ExtraBold" svg:font-family="'Raleway ExtraBold'" style:font-pitch="variable"/>
    <style:font-face style:name="Reem Kufi" svg:font-family="'Reem Kufi'" style:font-pitch="variable"/>
    <style:font-face style:name="Sans Forgetica" svg:font-family="'Sans Forgetica'" style:font-family-generic="modern" style:font-pitch="variable"/>
    <style:font-face style:name="Segoe UI" svg:font-family="'Segoe UI'" style:font-adornments="Gras" style:font-family-generic="swiss" style:font-pitch="variable"/>
    <style:font-face style:name="SimSun" svg:font-family="SimSun" style:font-family-generic="system" style:font-pitch="variable"/>
    <style:font-face style:name="Times New Roman" svg:font-family="'Times New Roman'" style:font-adornments="Gras" style:font-family-generic="roman" style:font-pitch="variable"/>
    <style:font-face style:name="Ubuntu" svg:font-family="Ubuntu" style:font-adornments="Bold" style:font-family-generic="swiss" style:font-pitch="variable"/>
    <style:font-face style:name="Verdana" svg:font-family="Verdana" style:font-family-generic="swiss" style:font-pitch="variable"/>
    <style:font-face style:name="Vivaldi" svg:font-family="Vivaldi" style:font-family-generic="script" style:font-pitch="variable"/>
    <style:font-face style:name="Whitney" svg:font-family="Whitney" style:font-adornments="Bold" style:font-family-generic="modern" style:font-pitch="variable"/>
  </office:font-face-decls>
  <office:automatic-styles>
    <style:style style:name="P1" style:family="paragraph" style:parent-style-name="Standard">
      <style:paragraph-properties fo:line-height="115%"/>
      <style:text-properties fo:color="#ce181e" loext:opacity="100%" style:font-name="Garamond" fo:font-size="26pt" fo:font-weight="normal" officeooo:rsid="00126fc0" officeooo:paragraph-rsid="00126fc0" style:font-size-asian="26pt" style:font-weight-asian="normal" style:font-size-complex="26pt" style:font-weight-complex="normal"/>
    </style:style>
    <style:style style:name="P2" style:family="paragraph" style:parent-style-name="Standard">
      <style:paragraph-properties fo:line-height="115%"/>
      <style:text-properties fo:color="#ce181e" loext:opacity="100%" style:font-name="Garamond" fo:font-size="26pt" fo:font-weight="normal" officeooo:rsid="0014b408" officeooo:paragraph-rsid="0014b408" style:font-size-asian="26pt" style:font-weight-asian="normal" style:font-size-complex="26pt" style:font-weight-complex="normal"/>
    </style:style>
    <style:style style:name="P3" style:family="paragraph" style:parent-style-name="Standard">
      <style:paragraph-properties fo:line-height="115%"/>
      <style:text-properties fo:color="#000000" loext:opacity="100%" style:font-name="Garamond" fo:font-size="26pt" fo:font-weight="normal" officeooo:rsid="000fe4a7" officeooo:paragraph-rsid="000fe4a7" style:font-size-asian="26pt" style:font-weight-asian="normal" style:font-size-complex="26pt" style:font-weight-complex="normal"/>
    </style:style>
    <style:style style:name="P4" style:family="paragraph" style:parent-style-name="Standard">
      <style:paragraph-properties fo:line-height="115%"/>
      <style:text-properties fo:color="#000000" loext:opacity="100%" style:font-name="Garamond" fo:font-size="26pt" fo:font-weight="normal" officeooo:rsid="0011d14f" officeooo:paragraph-rsid="0011d14f" style:font-size-asian="26pt" style:font-weight-asian="normal" style:font-size-complex="26pt" style:font-weight-complex="normal"/>
    </style:style>
    <style:style style:name="P5" style:family="paragraph" style:parent-style-name="Standard">
      <style:paragraph-properties fo:line-height="115%"/>
      <style:text-properties fo:color="#000000" loext:opacity="100%" style:font-name="Garamond" fo:font-size="26pt" fo:font-weight="normal" officeooo:rsid="00121441" officeooo:paragraph-rsid="00121441" style:font-size-asian="26pt" style:font-weight-asian="normal" style:font-size-complex="26pt" style:font-weight-complex="normal"/>
    </style:style>
    <style:style style:name="P6" style:family="paragraph" style:parent-style-name="Standard">
      <style:paragraph-properties fo:line-height="115%"/>
      <style:text-properties fo:color="#000000" loext:opacity="100%" style:font-name="Garamond" fo:font-size="26pt" fo:font-weight="normal" officeooo:rsid="00126fc0" officeooo:paragraph-rsid="00126fc0" style:font-size-asian="26pt" style:font-weight-asian="normal" style:font-size-complex="26pt" style:font-weight-complex="normal"/>
    </style:style>
    <style:style style:name="P7" style:family="paragraph" style:parent-style-name="Standard">
      <style:paragraph-properties fo:line-height="115%"/>
      <style:text-properties fo:color="#000000" loext:opacity="100%" style:font-name="Garamond" fo:font-size="26pt" fo:font-weight="normal" officeooo:rsid="00141ea2" officeooo:paragraph-rsid="00141ea2" style:font-size-asian="26pt" style:font-weight-asian="normal" style:font-size-complex="26pt" style:font-weight-complex="normal"/>
    </style:style>
    <style:style style:name="P8" style:family="paragraph" style:parent-style-name="Standard">
      <style:paragraph-properties fo:line-height="115%"/>
      <style:text-properties fo:color="#000000" loext:opacity="100%" style:font-name="Garamond" fo:font-size="26pt" fo:font-weight="normal" officeooo:rsid="0014b408" officeooo:paragraph-rsid="0014b408" style:font-size-asian="26pt" style:font-weight-asian="normal" style:font-size-complex="26pt" style:font-weight-complex="normal"/>
    </style:style>
    <style:style style:name="P9" style:family="paragraph" style:parent-style-name="Standard">
      <style:paragraph-properties fo:line-height="115%"/>
      <style:text-properties fo:color="#000000" loext:opacity="100%" style:font-name="Garamond" fo:font-size="26pt" fo:font-weight="normal" officeooo:rsid="0015c378" officeooo:paragraph-rsid="0015c378" style:font-size-asian="26pt" style:font-weight-asian="normal" style:font-size-complex="26pt" style:font-weight-complex="normal"/>
    </style:style>
    <style:style style:name="P10" style:family="paragraph" style:parent-style-name="Standard">
      <style:paragraph-properties fo:line-height="115%"/>
      <style:text-properties style:font-name="Garamond" fo:font-size="26pt" fo:font-weight="normal" officeooo:rsid="000df772" officeooo:paragraph-rsid="000df772" style:font-size-asian="26pt" style:font-weight-asian="normal" style:font-size-complex="26pt" style:font-weight-complex="normal"/>
    </style:style>
    <style:style style:name="P11" style:family="paragraph" style:parent-style-name="Standard">
      <style:paragraph-properties fo:line-height="115%"/>
      <style:text-properties style:font-name="Garamond" fo:font-size="26pt" fo:font-weight="normal" officeooo:rsid="000fe4a7" officeooo:paragraph-rsid="000fe4a7" style:font-size-asian="26pt" style:font-weight-asian="normal" style:font-size-complex="26pt" style:font-weight-complex="normal"/>
    </style:style>
    <style:style style:name="P12" style:family="paragraph" style:parent-style-name="Standard">
      <style:paragraph-properties fo:line-height="150%" fo:text-align="start" style:justify-single-word="false"/>
      <style:text-properties fo:font-variant="small-caps" style:font-name="Garamond" fo:font-size="28pt" fo:font-weight="bold" officeooo:rsid="000fe4a7" officeooo:paragraph-rsid="000fe4a7" style:font-size-asian="28pt" style:font-weight-asian="bold" style:font-size-complex="28pt" style:font-weight-complex="bold"/>
    </style:style>
    <style:style style:name="T1" style:family="text">
      <style:text-properties officeooo:rsid="000e74f3"/>
    </style:style>
    <style:style style:name="T2" style:family="text">
      <style:text-properties officeooo:rsid="0011d14f"/>
    </style:style>
    <style:style style:name="T3" style:family="text">
      <style:text-properties officeooo:rsid="00121164"/>
    </style:style>
    <style:style style:name="T4" style:family="text">
      <style:text-properties fo:color="#ce18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2. Les camps d’internement.</text:span></text:p>
      <text:p text:style-name="P3">- <text:span text:style-name="T2">C’est un lieu où l’on retient prisonnier une catégorie de personnes en attendant son départ pour une autre destination. Les juifs sont prisonniers dans ces camps avant de partir vers les camps de concentration où on les faisait travailler et où on exterminait les plus faibles.</text:span></text:p>
      <text:p text:style-name="P4">Drancy, ville de la banlieue parisienne, camp d’internement destiné aux Juifs, administré par la préfecture de police de Paris, sous commandement français. </text:p>
      <text:p text:style-name="P4">En 15 jours : 4000 enfants juifs arrêtés</text:p>
      <text:p text:style-name="P4">14 août 1942 : départ d’un convoi entre Drancy et Aus<text:span text:style-name="T3">c</text:span>hwitz avec « 1000 juifs en tout dont pour la 1ère fois, des enfants ».</text:p>
      <text:p text:style-name="P4"/>
      <text:p text:style-name="P5">A Drancy, les enfants souffrent du manque d’hygiène, du froid et de la faim. « la nuit, dans la lueur bleutée d’une unique veilleuse, couchés à même le sol, sur de la paille, qui provenait de vieux matelas souillés et éventrés, on se serrait <text:soft-page-break/>l’un contre l’autre pour se réchauffer. » / « On mangeait surtout de la soupe aux choux avec du pain, et qui était apportée dans de grandes bassines et que nous essayions de boire dans de vieilles boîtes de conserves récupérées.</text:p>
      <text:p text:style-name="P5"/>
      <text:p text:style-name="P6">Sentiments provoqués chez le lecteur :</text:p>
      <text:p text:style-name="P6">→ pour les enfants : pitié</text:p>
      <text:p text:style-name="P6">→ pour les nazis : colère, révolte, dégoût</text:p>
      <text:p text:style-name="P6"/>
      <text:p text:style-name="P6">Chap 9 : le mot « spectacle » désigne les suicides de personnes « qui se jetaient du 4ème étage sur l’avancée de béton surplombant le rdc. » La confrontation devient habituelle, elle est banalisée. Les enfants s’endurcissent et perdent leur sensibilité. A force de vivre, très jeunes, des situations exceptionnelles, ils ont un rapport inhabituel, surprenant avec la vie et la mort.</text:p>
      <text:p text:style-name="P6"/>
      <text:p text:style-name="P1">IV. La clandestinité (chap 11 à 14)</text:p>
      <text:p text:style-name="P1"><text:soft-page-break/>1. Le calvaire de la mère.</text:p>
      <text:p text:style-name="P7">Dans le chap 11 ce sont les étapes du voyage de la mère qui sont racontées dans une longue analepse.</text:p>
      <text:p text:style-name="P7">On suit les mésaventures de la mère du 2 septembre 1942, nuit de son arrestation, au 11 novembre 1942, date de l’invasion de la zone libre par les Allemands. </text:p>
      <text:p text:style-name="P8">La mère avait appris qu’un bateau de la Croix Rouge allait partir pour l’Amérique, emmenant des enfants juifs. Mais cette démarche n’a pas abouti : Laval et Bousquet (secrétaire général de la police) ont tout fait pour annuler son départ. </text:p>
      <text:p text:style-name="P8">Au même moment, elle apprend de source sûre (une connaissance + le réseau de Résistance) que ses enfants sont à Drancy. </text:p>
      <text:p text:style-name="P8">Elle apprend aussi qu’on « brûle » les enfants juifs =&gt; panique et angoisse.</text:p>
      <text:p text:style-name="P8"/>
      <text:p text:style-name="P2">2. Changement d’identité.</text:p>
      <text:p text:style-name="P9"><text:soft-page-break/>Les retrouvailles entre la mère et les enfants ont lieu en janvier 1943. La séparation a duré 4 mois.</text:p>
      <text:p text:style-name="P9">2 genres de vie clandestine :</text:p>
      <text:p text:style-name="P9">→ au début, ils vivent cachés dans un pavillon, personne ne doit les voir ni les entendre.</text:p>
      <text:p text:style-name="P9">→ ensuite, ils vivent dans un village sous une fausse identité et occupent un appartement de l’école catholiq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iri" svg:font-family="Amiri" style:font-pitch="variable"/>
    <style:font-face style:name="Arial" svg:font-family="Arial" style:font-family-generic="swiss" style:font-pitch="variable"/>
    <style:font-face style:name="Bahnschrift" svg:font-family="Bahnschrift" style:font-family-generic="swiss" style:font-pitch="variable"/>
    <style:font-face style:name="Bell MT" svg:font-family="'Bell MT'" style:font-family-generic="roman" style:font-pitch="variable"/>
    <style:font-face style:name="BlackChancery" svg:font-family="BlackChancery" style:font-pitch="variable"/>
    <style:font-face style:name="Cambria" svg:font-family="Cambria" style:font-family-generic="roman" style:font-pitch="variable"/>
    <style:font-face style:name="Caveat" svg:font-family="Caveat" style:font-adornments="Bold" style:font-pitch="variable"/>
    <style:font-face style:name="Century" svg:font-family="Century" style:font-family-generic="roman" style:font-pitch="variable"/>
    <style:font-face style:name="Century Schoolbook" svg:font-family="'Century Schoolbook'" style:font-family-generic="roman" style:font-pitch="variable"/>
    <style:font-face style:name="Comic Sans MS" svg:font-family="'Comic Sans MS'" style:font-family-generic="script" style:font-pitch="variable"/>
    <style:font-face style:name="Courier New" svg:font-family="'Courier New'" style:font-adornments="Gras" style:font-family-generic="modern" style:font-pitch="fixed"/>
    <style:font-face style:name="Dosis ExtraBold" svg:font-family="'Dosis ExtraBold'" style:font-pitch="variable"/>
    <style:font-face style:name="EarMasterJazz" svg:font-family="EarMasterJazz" style:font-pitch="variable" style:font-charset="x-symbol"/>
    <style:font-face style:name="Frank Ruehl CLM" svg:font-family="'Frank Ruehl CLM'" style:font-adornments="Bold" style:font-pitch="variable"/>
    <style:font-face style:name="Gabriela" svg:font-family="Gabriela" style:font-pitch="variable"/>
    <style:font-face style:name="Garamond" svg:font-family="Garamond" style:font-adornments="Gras" style:font-family-generic="roman" style:font-pitch="variable"/>
    <style:font-face style:name="Georgia" svg:font-family="Georgia" style:font-adornments="Gras" style:font-family-generic="roman" style:font-pitch="variable"/>
    <style:font-face style:name="Gill Sans MT" svg:font-family="'Gill Sans MT'" style:font-adornments="Gras" style:font-family-generic="swiss" style:font-pitch="variable"/>
    <style:font-face style:name="Haettenschweiler" svg:font-family="Haettenschweiler" style:font-family-generic="swiss" style:font-pitch="variable"/>
    <style:font-face style:name="Inter" svg:font-family="Inter" style:font-adornments="Bold" style:font-family-generic="swiss" style:font-pitch="variable"/>
    <style:font-face style:name="Javanese Text" svg:font-family="'Javanese Text'" style:font-pitch="variable"/>
    <style:font-face style:name="Lato" svg:font-family="Lato"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gneto" svg:font-family="Magneto" style:font-adornments="Gras" style:font-family-generic="decorative"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achlieli CLM" svg:font-family="'Nachlieli CLM'" style:font-family-generic="modern" style:font-pitch="variable"/>
    <style:font-face style:name="Open Sans" svg:font-family="'Open Sans'" style:font-family-generic="swiss" style:font-pitch="variable"/>
    <style:font-face style:name="Poor Richard" svg:font-family="'Poor Richard'" style:font-family-generic="roman" style:font-pitch="variable"/>
    <style:font-face style:name="Quicksand" svg:font-family="Quicksand" style:font-adornments="Bold" style:font-pitch="variable"/>
    <style:font-face style:name="Raleway ExtraBold" svg:font-family="'Raleway ExtraBold'" style:font-pitch="variable"/>
    <style:font-face style:name="Reem Kufi" svg:font-family="'Reem Kufi'" style:font-pitch="variable"/>
    <style:font-face style:name="Sans Forgetica" svg:font-family="'Sans Forgetica'" style:font-family-generic="modern" style:font-pitch="variable"/>
    <style:font-face style:name="Segoe UI" svg:font-family="'Segoe UI'" style:font-adornments="Gras" style:font-family-generic="swiss" style:font-pitch="variable"/>
    <style:font-face style:name="SimSun" svg:font-family="SimSun" style:font-family-generic="system" style:font-pitch="variable"/>
    <style:font-face style:name="Times New Roman" svg:font-family="'Times New Roman'" style:font-adornments="Gras" style:font-family-generic="roman" style:font-pitch="variable"/>
    <style:font-face style:name="Ubuntu" svg:font-family="Ubuntu" style:font-adornments="Bold" style:font-family-generic="swiss" style:font-pitch="variable"/>
    <style:font-face style:name="Verdana" svg:font-family="Verdana" style:font-family-generic="swiss" style:font-pitch="variable"/>
    <style:font-face style:name="Vivaldi" svg:font-family="Vivaldi" style:font-family-generic="script" style:font-pitch="variable"/>
    <style:font-face style:name="Whitney" svg:font-family="Whitney" style:font-adornments="Bold"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2T09:06:03.166000000</meta:creation-date>
    <dc:date>2021-11-18T18:23:46.385000000</dc:date>
    <meta:editing-duration>PT11M37S</meta:editing-duration>
    <meta:editing-cycles>5</meta:editing-cycles>
    <meta:generator>LibreOffice/7.2.2.2$Windows_X86_64 LibreOffice_project/02b2acce88a210515b4a5bb2e46cbfb63fe97d56</meta:generator>
    <meta:document-statistic meta:table-count="0" meta:image-count="0" meta:object-count="0" meta:page-count="4" meta:paragraph-count="22" meta:word-count="474" meta:character-count="2695" meta:non-whitespace-character-count="2239"/>
  </office:meta>
</office:document-meta>
</file>